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hotonEnergy</text:p>
          </table:table-cell>
          <table:table-cell office:value-type="string" calcext:value-type="string">
            <text:p>refractiveIndex</text:p>
          </table:table-cell>
          <table:table-cell office:value-type="string" calcext:value-type="string">
            <text:p>Absorption</text:p>
          </table:table-cell>
          <table:table-cell/>
          <table:table-cell office:value-type="string" calcext:value-type="string">
            <text:p>newPhEnergy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1.3435" calcext:value-type="float">
            <text:p>1.3435</text:p>
          </table:table-cell>
          <table:table-cell office:value-type="float" office:value="3.448" calcext:value-type="float">
            <text:p>3.448</text:p>
          </table:table-cell>
          <table:table-cell table:number-columns-repeated="2"/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1.344" calcext:value-type="float">
            <text:p>1.344</text:p>
          </table:table-cell>
          <table:table-cell office:value-type="float" office:value="4.082" calcext:value-type="float">
            <text:p>4.082</text:p>
          </table:table-cell>
          <table:table-cell table:number-columns-repeated="2"/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1.3445" calcext:value-type="float">
            <text:p>1.3445</text:p>
          </table:table-cell>
          <table:table-cell office:value-type="float" office:value="6.329" calcext:value-type="float">
            <text:p>6.329</text:p>
          </table:table-cell>
          <table:table-cell table:number-columns-repeated="2"/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1.345" calcext:value-type="float">
            <text:p>1.345</text:p>
          </table:table-cell>
          <table:table-cell office:value-type="float" office:value="9.174" calcext:value-type="float">
            <text:p>9.174</text:p>
          </table:table-cell>
          <table:table-cell table:number-columns-repeated="2"/>
        </table:table-row>
        <table:table-row table:style-name="ro1">
          <table:table-cell office:value-type="float" office:value="2.177" calcext:value-type="float">
            <text:p>2.177</text:p>
          </table:table-cell>
          <table:table-cell office:value-type="float" office:value="1.3455" calcext:value-type="float">
            <text:p>1.3455</text:p>
          </table:table-cell>
          <table:table-cell office:value-type="float" office:value="12.346" calcext:value-type="float">
            <text:p>12.346</text:p>
          </table:table-cell>
          <table:table-cell table:number-columns-repeated="2"/>
        </table:table-row>
        <table:table-row table:style-name="ro1">
          <table:table-cell office:value-type="float" office:value="2.216" calcext:value-type="float">
            <text:p>2.216</text:p>
          </table:table-cell>
          <table:table-cell office:value-type="float" office:value="1.346" calcext:value-type="float">
            <text:p>1.346</text:p>
          </table:table-cell>
          <table:table-cell office:value-type="float" office:value="13.889" calcext:value-type="float">
            <text:p>13.889</text:p>
          </table:table-cell>
          <table:table-cell table:number-columns-repeated="2"/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1.3465" calcext:value-type="float">
            <text:p>1.3465</text:p>
          </table:table-cell>
          <table:table-cell office:value-type="float" office:value="15.152" calcext:value-type="float">
            <text:p>15.152</text:p>
          </table:table-cell>
          <table:table-cell table:number-columns-repeated="2"/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1.347" calcext:value-type="float">
            <text:p>1.347</text:p>
          </table:table-cell>
          <table:table-cell office:value-type="float" office:value="17.241" calcext:value-type="float">
            <text:p>17.241</text:p>
          </table:table-cell>
          <table:table-cell table:number-columns-repeated="2"/>
        </table:table-row>
        <table:table-row table:style-name="ro1">
          <table:table-cell office:value-type="float" office:value="2.341" calcext:value-type="float">
            <text:p>2.341</text:p>
          </table:table-cell>
          <table:table-cell office:value-type="float" office:value="1.3475" calcext:value-type="float">
            <text:p>1.3475</text:p>
          </table:table-cell>
          <table:table-cell office:value-type="float" office:value="18.868" calcext:value-type="float">
            <text:p>18.868</text:p>
          </table:table-cell>
          <table:table-cell table:number-columns-repeated="2"/>
        </table:table-row>
        <table:table-row table:style-name="ro1">
          <table:table-cell office:value-type="float" office:value="2.386" calcext:value-type="float">
            <text:p>2.386</text:p>
          </table:table-cell>
          <table:table-cell office:value-type="float" office:value="1.348" calcext:value-type="float">
            <text:p>1.34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.433" calcext:value-type="float">
            <text:p>2.433</text:p>
          </table:table-cell>
          <table:table-cell office:value-type="float" office:value="1.3485" calcext:value-type="float">
            <text:p>1.3485</text:p>
          </table:table-cell>
          <table:table-cell office:value-type="float" office:value="26.316" calcext:value-type="float">
            <text:p>26.316</text:p>
          </table:table-cell>
          <table:table-cell table:number-columns-repeated="2"/>
        </table:table-row>
        <table:table-row table:style-name="ro1">
          <table:table-cell office:value-type="float" office:value="2.481" calcext:value-type="float">
            <text:p>2.481</text:p>
          </table:table-cell>
          <table:table-cell office:value-type="float" office:value="1.3492" calcext:value-type="float">
            <text:p>1.3492</text:p>
          </table:table-cell>
          <table:table-cell office:value-type="float" office:value="35.714" calcext:value-type="float">
            <text:p>35.714</text:p>
          </table:table-cell>
          <table:table-cell table:number-columns-repeated="2"/>
        </table:table-row>
        <table:table-row table:style-name="ro1">
          <table:table-cell office:value-type="float" office:value="2.532" calcext:value-type="float">
            <text:p>2.532</text:p>
          </table:table-cell>
          <table:table-cell office:value-type="float" office:value="1.35" calcext:value-type="float">
            <text:p>1.35</text:p>
          </table:table-cell>
          <table:table-cell office:value-type="float" office:value="45.455" calcext:value-type="float">
            <text:p>45.455</text:p>
          </table:table-cell>
          <table:table-cell table:number-columns-repeated="2"/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1.3505" calcext:value-type="float">
            <text:p>1.3505</text:p>
          </table:table-cell>
          <table:table-cell office:value-type="float" office:value="47.619" calcext:value-type="float">
            <text:p>47.619</text:p>
          </table:table-cell>
          <table:table-cell table:number-columns-repeated="2"/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.351" calcext:value-type="float">
            <text:p>1.351</text:p>
          </table:table-cell>
          <table:table-cell office:value-type="float" office:value="52.632" calcext:value-type="float">
            <text:p>52.632</text:p>
          </table:table-cell>
          <table:table-cell table:number-columns-repeated="2"/>
        </table:table-row>
        <table:table-row table:style-name="ro1">
          <table:table-cell office:value-type="float" office:value="2.697" calcext:value-type="float">
            <text:p>2.697</text:p>
          </table:table-cell>
          <table:table-cell office:value-type="float" office:value="1.3518" calcext:value-type="float">
            <text:p>1.3518</text:p>
          </table:table-cell>
          <table:table-cell office:value-type="float" office:value="52.632" calcext:value-type="float">
            <text:p>52.632</text:p>
          </table:table-cell>
          <table:table-cell table:number-columns-repeated="2"/>
        </table:table-row>
        <table:table-row table:style-name="ro1">
          <table:table-cell office:value-type="float" office:value="2.757" calcext:value-type="float">
            <text:p>2.757</text:p>
          </table:table-cell>
          <table:table-cell office:value-type="float" office:value="1.3522" calcext:value-type="float">
            <text:p>1.3522</text:p>
          </table:table-cell>
          <table:table-cell office:value-type="float" office:value="55.556" calcext:value-type="float">
            <text:p>55.556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1.353" calcext:value-type="float">
            <text:p>1.353</text:p>
          </table:table-cell>
          <table:table-cell office:value-type="float" office:value="52.632" calcext:value-type="float">
            <text:p>52.632</text:p>
          </table:table-cell>
          <table:table-cell table:number-columns-repeated="2"/>
        </table:table-row>
        <table:table-row table:style-name="ro1">
          <table:table-cell office:value-type="float" office:value="2.885" calcext:value-type="float">
            <text:p>2.885</text:p>
          </table:table-cell>
          <table:table-cell office:value-type="float" office:value="1.3535" calcext:value-type="float">
            <text:p>1.3535</text:p>
          </table:table-cell>
          <table:table-cell office:value-type="float" office:value="52.632" calcext:value-type="float">
            <text:p>52.632</text:p>
          </table:table-cell>
          <table:table-cell table:number-columns-repeated="2"/>
        </table:table-row>
        <table:table-row table:style-name="ro1">
          <table:table-cell office:value-type="float" office:value="2.954" calcext:value-type="float">
            <text:p>2.954</text:p>
          </table:table-cell>
          <table:table-cell office:value-type="float" office:value="1.354" calcext:value-type="float">
            <text:p>1.354</text:p>
          </table:table-cell>
          <table:table-cell office:value-type="float" office:value="47.619" calcext:value-type="float">
            <text:p>47.619</text:p>
          </table:table-cell>
          <table:table-cell table:number-columns-repeated="2"/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1.3545" calcext:value-type="float">
            <text:p>1.3545</text:p>
          </table:table-cell>
          <table:table-cell office:value-type="float" office:value="45.455" calcext:value-type="float">
            <text:p>45.455</text:p>
          </table:table-cell>
          <table:table-cell table:number-columns-repeated="2"/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1.355" calcext:value-type="float">
            <text:p>1.355</text:p>
          </table:table-cell>
          <table:table-cell office:value-type="float" office:value="41.667" calcext:value-type="float">
            <text:p>41.667</text:p>
          </table:table-cell>
          <table:table-cell table:number-columns-repeated="2"/>
        </table:table-row>
        <table:table-row table:style-name="ro1">
          <table:table-cell office:value-type="float" office:value="3.181" calcext:value-type="float">
            <text:p>3.181</text:p>
          </table:table-cell>
          <table:table-cell office:value-type="float" office:value="1.3555" calcext:value-type="float">
            <text:p>1.3555</text:p>
          </table:table-cell>
          <table:table-cell office:value-type="float" office:value="37.037" calcext:value-type="float">
            <text:p>37.037</text:p>
          </table:table-cell>
          <table:table-cell table:number-columns-repeated="2"/>
        </table:table-row>
        <table:table-row table:style-name="ro1">
          <table:table-cell office:value-type="float" office:value="3.265" calcext:value-type="float">
            <text:p>3.265</text:p>
          </table:table-cell>
          <table:table-cell office:value-type="float" office:value="1.356" calcext:value-type="float">
            <text:p>1.356</text:p>
          </table:table-cell>
          <table:table-cell office:value-type="float" office:value="33.333" calcext:value-type="float">
            <text:p>33.333</text:p>
          </table:table-cell>
          <table:table-cell table:number-columns-repeated="2"/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1.3568" calcext:value-type="float">
            <text:p>1.356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.446" calcext:value-type="float">
            <text:p>3.446</text:p>
          </table:table-cell>
          <table:table-cell office:value-type="float" office:value="1.3572" calcext:value-type="float">
            <text:p>1.3572</text:p>
          </table:table-cell>
          <table:table-cell office:value-type="float" office:value="28.5" calcext:value-type="float">
            <text:p>28.5</text:p>
          </table:table-cell>
          <table:table-cell table:number-columns-repeated="2"/>
        </table:table-row>
        <table:table-row table:style-name="ro1">
          <table:table-cell office:value-type="float" office:value="3.545" calcext:value-type="float">
            <text:p>3.545</text:p>
          </table:table-cell>
          <table:table-cell office:value-type="float" office:value="1.358" calcext:value-type="float">
            <text:p>1.358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.649" calcext:value-type="float">
            <text:p>3.649</text:p>
          </table:table-cell>
          <table:table-cell office:value-type="float" office:value="1.3585" calcext:value-type="float">
            <text:p>1.3585</text:p>
          </table:table-cell>
          <table:table-cell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.359" calcext:value-type="float">
            <text:p>1.35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.877" calcext:value-type="float">
            <text:p>3.877</text:p>
          </table:table-cell>
          <table:table-cell office:value-type="float" office:value="1.3595" calcext:value-type="float">
            <text:p>1.3595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float" office:value="4.002" calcext:value-type="float">
            <text:p>4.002</text:p>
          </table:table-cell>
          <table:table-cell office:value-type="float" office:value="1.36" calcext:value-type="float">
            <text:p>1.36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 office:value-type="float" office:value="4.136" calcext:value-type="float">
            <text:p>4.136</text:p>
          </table:table-cell>
          <table:table-cell office:value-type="float" office:value="1.3608" calcext:value-type="float">
            <text:p>1.3608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9:00:11.444159009</meta:creation-date>
    <dc:date>2017-03-08T19:08:27.323725745</dc:date>
    <meta:editing-duration>PT8M15S</meta:editing-duration>
    <meta:editing-cycles>3</meta:editing-cycles>
    <meta:generator>LibreOffice/5.1.6.2$Linux_X86_64 LibreOffice_project/10m0$Build-2</meta:generator>
    <meta:document-statistic meta:table-count="1" meta:cell-count="100" meta:object-count="0"/>
  </office:meta>
</office:document-meta>
</file>